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59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1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3.86mm" fo:break-before="auto" style:use-optimal-row-height="true"/>
    </style:style>
    <style:style style:name="ro4" style:family="table-row">
      <style:table-row-properties style:row-height="44.17mm" fo:break-before="auto" style:use-optimal-row-height="true"/>
    </style:style>
    <style:style style:name="ro5" style:family="table-row">
      <style:table-row-properties style:row-height="28.29mm" fo:break-before="auto" style:use-optimal-row-height="true"/>
    </style:style>
    <style:style style:name="ro6" style:family="table-row">
      <style:table-row-properties style:row-height="52.11mm" fo:break-before="auto" style:use-optimal-row-height="true"/>
    </style:style>
    <style:style style:name="ro7" style:family="table-row">
      <style:table-row-properties style:row-height="40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3" table:default-cell-style-name="ce8"/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Jam Kuldipsinh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++11 (https://isocpp.org/wiki/faq)</text:p>
          </table:table-cell>
          <table:table-cell table:style-name="ce3"/>
          <table:table-cell table:style-name="ce2" office:value-type="string" calcext:value-type="string">
            <text:p>Days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ore C++/STL revision</text:p>
            <text:p>- Classes and Inheritance</text:p>
            <text:p>- Templates</text:p>
            <text:p>- Container Classes</text:p>
            <text:p>- Exceptions and Error Handling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Done all topics with exercise in local linux machine</text:p>
            <text:p>19-Apr-2019"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"C++11 Language Extensions — General Features</text:p>
            <text:p>- auto</text:p>
            <text:p>- decltype</text:p>
            <text:p>- Range-for statement</text:p>
            <text:p>- Initializer lists</text:p>
            <text:p>- Uniform initialization syntax and semantics</text:p>
            <text:p>- Rvalue references and move semantics</text:p>
            <text:p>- Lambdas</text:p>
            <text:p>- std::functional</text:p>
            <text:p>- noexcept to prevent exception propagation</text:p>
            <text:p>- constexpr</text:p>
            <text:p>- nullptr – a null pointer literal</text:p>
            <text:p>- Copying and rethrowing exceptions</text:p>
            <text:p>- Inline namespaces</text:p>
            <text:p>- User-defined literals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Done first seven topics with exercise in local linux machine</text:p>
            <text:p>22-Apr-2019</text:p>
            <text:p>Done remaining seven topics with exercise in local linux machine 24-Apr-2019"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"C++11 Language Extensions — Classes</text:p>
            <text:p>- =default and =delete</text:p>
            <text:p>- Control of default move and copy</text:p>
            <text:p>- Delegating constructors</text:p>
            <text:p>- In-class member initializers</text:p>
            <text:p>- Inherited constructors</text:p>
            <text:p>- Override controls: override</text:p>
            <text:p>- Override controls: final</text:p>
            <text:p>- Explicit conversion operator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vered topic User-defined literals, =default and =delete, Delegating constructors, Override controls: override &amp; final, Explicit conversion operators</text:p>
            <text:p>25-Apr-2019</text:p>
            <text:p>Need to search more for topics In-class member initializers, Control of default move and copy, Inherited constructors"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"C++11 Language Extensions — Other Types</text:p>
            <text:p>- enum class</text:p>
            <text:p>- long long – a longer integer</text:p>
            <text:p>- Extended integer types</text:p>
            <text:p>- Generalized unions</text:p>
            <text:p>- Generalized POD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vered all topics with exercise in local linux machine</text:p>
            <text:p>26-Apr-2019"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"C++11 Language Extensions — Templates</text:p>
            <text:p>- Extern templates</text:p>
            <text:p>- Template aliases</text:p>
            <text:p>- Variadic templates</text:p>
            <text:p>- Local types as template argument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Covered topic Extern, Variadic Template on 29-12-2019.</text:p>
            <text:p>Rest training is on hold as working for SABRE LITE SD board."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"C++11 Language Extensions — Miscellaneous Language Features</text:p>
            <text:p>- What is the value of __cplusplus for C++11?</text:p>
            <text:p>- Suffix return type syntax</text:p>
            <text:p>- Preventing narrowing</text:p>
            <text:p>- Right-angle brackets</text:p>
            <text:p>- static_assert compile-time assertions</text:p>
            <text:p>- Raw string literals</text:p>
            <text:p>- Attributes</text:p>
            <text:p>- Alignment</text:p>
            <text:p>- C99 features"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"C++11 Library Extensions — General Libraries</text:p>
            <text:p>- unique_ptr</text:p>
            <text:p>- shared_ptr</text:p>
            <text:p>- weak_ptr</text:p>
            <text:p>- Garbage collection ABI</text:p>
            <text:p>- tuple</text:p>
            <text:p>- Type traits</text:p>
            <text:p>- function and bind</text:p>
            <text:p>- Regular Expressions</text:p>
            <text:p>- Time utilities</text:p>
            <text:p>- Random number generation</text:p>
            <text:p>- Scoped allocators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Covered topic unique_ptr, shared_ptr, weak_ptr &amp; tuple </text:p>
            <text:p>concept on 02-May-2019</text:p>
            <text:p>Covered topic bind, regex concept on 03-May-2019"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"C++11 Library Extensions — Containers and Algorithms</text:p>
            <text:p>- Algorithms improvements</text:p>
            <text:p>- Container improvements</text:p>
            <text:p>- unordered_* containers</text:p>
            <text:p>- std::array</text:p>
            <text:p>- forward_list"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"C++11 Library Extensions — Concurrency</text:p>
            <text:p>- Threads</text:p>
            <text:p>- Mutual exclusion</text:p>
            <text:p>- Locks</text:p>
            <text:p>- Condition variables</text:p>
            <text:p>- Atomics</text:p>
            <text:p>- Futures and promises</text:p>
            <text:p>- async</text:p>
            <text:p>- Abandoning a proces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ered topic Threads, Mutual exclusion, Locks, Condition Variables, async concept on 09-May-20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2:00:56.750147278</meta:creation-date>
    <dc:date>2019-12-24T12:08:45.387691158</dc:date>
    <meta:editing-duration>PT7M50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